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FC000000BD0657C798094EE717E.jpg" manifest:media-type="image/jpeg"/>
  <manifest:file-entry manifest:full-path="Pictures/1000000000000FC000000BD0F8A9FCAACA19D04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solid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draw:stroke="solid" svg:stroke-color="#000000" draw:fill="solid" draw:fill-color="#ffffff" draw:auto-grow-height="true" draw:auto-grow-width="false" fo:max-height="0cm" fo:min-height="0.65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1" draw:layer="layout" svg:width="15.749cm" svg:height="11.812cm" draw:transform="rotate (-1.5707963267949) translate (11.763cm 0.001cm)">
          <draw:image xlink:href="Pictures/1000000000000FC000000BD0F8A9FCAACA19D04C.jpg" xlink:type="simple" xlink:show="embed" xlink:actuate="onLoad" loext:mime-type="image/jpeg">
            <text:p/>
          </draw:image>
        </draw:frame>
        <draw:frame draw:style-name="gr1" draw:text-style-name="P1" draw:layer="layout" svg:width="15.75cm" svg:height="11.812cm" draw:transform="rotate (-1.5707963267949) translate (28.068cm 0cm)">
          <draw:image xlink:href="Pictures/1000000000000FC000000BD0657C798094EE717E.jpg" xlink:type="simple" xlink:show="embed" xlink:actuate="onLoad" loext:mime-type="image/jpeg">
            <text:p/>
          </draw:image>
        </draw:frame>
        <draw:frame draw:style-name="gr2" draw:text-style-name="P2" draw:layer="layout" svg:width="7.2cm" svg:height="0.962cm" svg:x="10.5cm" svg:y="4.3cm">
          <draw:text-box>
            <text:p text:style-name="P1">Sense Hat</text:p>
          </draw:text-box>
        </draw:frame>
        <draw:frame draw:style-name="gr3" draw:text-style-name="P2" draw:layer="layout" svg:width="7.2cm" svg:height="0.962cm" svg:x="10.5cm" svg:y="5.7cm">
          <draw:text-box>
            <text:p text:style-name="P1">Serial Expansion Hat</text:p>
          </draw:text-box>
        </draw:frame>
        <draw:frame draw:style-name="gr2" draw:text-style-name="P2" draw:layer="layout" svg:width="7.2cm" svg:height="0.962cm" svg:x="10.5cm" svg:y="7.2cm">
          <draw:text-box>
            <text:p text:style-name="P1">Raspberry Pi Zero</text:p>
          </draw:text-box>
        </draw:frame>
        <draw:frame draw:style-name="gr2" draw:text-style-name="P2" draw:layer="layout" svg:width="7.2cm" svg:height="0.962cm" svg:x="10.5cm" svg:y="8.8cm">
          <draw:text-box>
            <text:p text:style-name="P1">LoRa Hat</text:p>
          </draw:text-box>
        </draw:frame>
        <draw:frame draw:style-name="gr2" draw:text-style-name="P2" draw:layer="layout" svg:width="7.2cm" svg:height="0.962cm" svg:x="10.5cm" svg:y="10.3cm">
          <draw:text-box>
            <text:p text:style-name="P1">Strom Pi 3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ljoscha Sander</meta:initial-creator>
    <meta:creation-date>2021-07-10T19:23:02.090271584</meta:creation-date>
    <dc:date>2021-07-10T19:33:13.363604920</dc:date>
    <dc:creator>Aljoscha Sander</dc:creator>
    <meta:editing-duration>PT10M11S</meta:editing-duration>
    <meta:editing-cycles>2</meta:editing-cycles>
    <meta:generator>LibreOffice/6.4.7.2$Linux_X86_64 LibreOffice_project/40$Build-2</meta:generator>
    <meta:document-statistic meta:object-count="30"/>
  </office:meta>
</office:document-meta>
</file>